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625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44cm" style:rel-column-width="10422*"/>
    </style:style>
    <style:style style:name="Táblázat19.B" style:family="table-column">
      <style:table-column-properties style:column-width="6.399cm" style:rel-column-width="25228*"/>
    </style:style>
    <style:style style:name="Táblázat19.C" style:family="table-column">
      <style:table-column-properties style:column-width="4.413cm" style:rel-column-width="17394*"/>
    </style:style>
    <style:style style:name="Táblázat19.D" style:family="table-column">
      <style:table-column-properties style:column-width="3.168cm" style:rel-column-width="12491*"/>
    </style:style>
    <style:style style:name="Táblázat19.1" style:family="table-row">
      <style:table-row-properties style:keep-together="false" fo:keep-together="always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7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transparent" style:font-weight-asian="normal" style:font-weight-complex="normal"/>
    </style:style>
    <style:style style:name="P8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transparent" style:font-weight-asian="normal" style:font-weight-complex="normal"/>
    </style:style>
    <style:style style:name="P9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10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0000" style:font-weight-asian="normal" style:font-weight-complex="normal"/>
    </style:style>
    <style:style style:name="P11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#ff6633" style:font-weight-asian="normal" style:font-weight-complex="normal"/>
    </style:style>
    <style:style style:name="P12" style:family="paragraph" style:parent-style-name="_5b_RPG_5d__20_Táblázattartalom_20_-_20_fejléc">
      <style:text-properties style:use-window-font-color="true"/>
    </style:style>
    <style:style style:name="P13" style:family="paragraph" style:parent-style-name="Text_20_body">
      <style:text-properties fo:background-color="transparent"/>
    </style:style>
    <style:style style:name="P14" style:family="paragraph" style:parent-style-name="Text_20_body">
      <style:text-properties fo:background-color="#ff0000"/>
    </style:style>
    <style:style style:name="P15" style:family="paragraph" style:parent-style-name="Text_20_body">
      <style:text-properties style:font-name="FreeSerif5" fo:font-size="11pt" fo:font-style="italic" style:font-size-asian="11pt" style:font-style-asian="italic" style:font-size-complex="11pt" style:font-style-complex="italic"/>
    </style:style>
    <style:style style:name="P16" style:family="paragraph" style:parent-style-name="Text_20_body">
      <style:text-properties style:text-underline-style="solid" style:text-underline-width="auto" style:text-underline-color="font-color"/>
    </style:style>
    <style:style style:name="P17" style:family="paragraph" style:parent-style-name="Text_20_body">
      <style:text-properties fo:color="#666666" style:font-name="Arial1" fo:font-size="9pt" style:text-underline-style="none" style:font-size-asian="9pt" style:font-size-complex="9pt"/>
    </style:style>
    <style:style style:name="P18" style:family="paragraph" style:parent-style-name="Text_20_body">
      <style:paragraph-properties fo:break-before="page"/>
      <style:text-properties fo:background-color="transparent"/>
    </style:style>
    <style:style style:name="P19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20" style:family="paragraph" style:parent-style-name="Text_20_body">
      <style:text-properties style:text-underline-style="solid" style:text-underline-width="auto" style:text-underline-color="font-color" fo:background-color="transparent"/>
    </style:style>
    <style:style style:name="P21" style:family="paragraph" style:parent-style-name="Text_20_body" style:list-style-name="L1"/>
    <style:style style:name="P22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line-through-style="none" style:font-name="FreeSerif5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style:text-line-through-style="none" fo:background-color="transparent"/>
    </style:style>
    <style:style style:name="T7" style:family="text">
      <style:text-properties style:text-line-through-style="none" fo:background-color="#ffcc99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0" style:family="text">
      <style:text-properties fo:background-color="#ff0000"/>
    </style:style>
    <style:style style:name="T11" style:family="text">
      <style:text-properties fo:background-color="transparent"/>
    </style:style>
    <style:style style:name="T12" style:family="text">
      <style:text-properties style:use-window-font-color="true" fo:font-weight="normal" fo:background-color="#ff6633" style:font-weight-asian="normal" style:font-weight-complex="normal"/>
    </style:style>
    <style:style style:name="T13" style:family="text">
      <style:text-properties style:use-window-font-color="true" fo:font-weight="normal" fo:background-color="#ff0000" style:font-weight-asian="normal" style:font-weight-complex="normal"/>
    </style:style>
    <style:style style:name="T14" style:family="text">
      <style:text-properties style:font-name="FreeSerif5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4">Álcázás/álruha</text:h>
      <text:p text:style-name="P14">Ellenpróbával menjen? Melyik képzettséggel? Álcázás/álruha vs. Észlelés VAGY Emberismeret??</text:p>
      <text:p text:style-name="P13"><text:span text:style-name="T1">Próba: </text:span><text:span text:style-name="T2">dobható</text:span></text:p>
      <text:p text:style-name="Text_20_body"><text:span text:style-name="T1">Domináns Tulajdonságok</text:span>: Ügyesség, Intelligencia, Önuralom, Fogékonyság</text:p>
      <text:p text:style-name="Text_20_body"><text:span text:style-name="T1">Leírás</text:span>: Az álcázás nagy előny, főleg ha vadásznak rád. Megfelelő maszk, smink, ruha, ezek elengedhetetlenek. Egy jó bajusz csodákat tehet, csak le ne essen a kritikus pillanatban.</text:p>
      <text:p text:style-name="Text_20_body">Álcázás/álruh<text:span text:style-name="T14">a képzettséggel megváltoztathatod külsődet, tudásodtól függ, hogy mennyire és milyen hitelesen. A képzettség a fentieken kívül úgynevezett „szerepeket” ad a karakternek. Ezek lehetnek pl. „pap”, „nemes”, „paraszt”, stb. Arra jók, hogy alapvető – nem etikett! – viselkedési sablonokat adnak, melyek segítségével pl. elhitetheti a karakter a felületes szemlélővel, hogy ő pl. tényleg pap. Hogy ezek a szerepek mennyire passzolnak a karakterhez, az az előtörténettel való szinkrontól függ (beleértve a kalandok során történt előzményeket is. Pl. paraszt volt, de évek óta nemesi udvarba jár. Ekkor hamarabb is felveheti a „nemes” szerepet).</text:span></text:p>
      <text:p text:style-name="P15">Minden szerep <text:span text:style-name="T10">„0-ra hoz” (??), </text:span>azaz nem kap levonásokat a karakter. Adott szituációban a KM dönt, hogy kell-e még valamilyen követelmény az adott szerephez. <text:span text:style-name="T11">A fenti szerepek tehát csak egy kis pluszt adnak, a hiteles viselkedés előadása, a megtévesztés a szerepjáték része! Hiába tökéletes a fizikai álca és a bónusz, ha hiteltelen az alakítás...</text:span></text:p>
      <text:p text:style-name="Text_20_body"><text:span text:style-name="T1">Kapcsolódó fortélyok</text:span>: <text:span text:style-name="T6">Százarcú, <text:s/>Élő álca, <text:s/></text:span><text:span text:style-name="T7">Kaméleon (2. képzettség szintenként kap egy új szerepet)</text:span></text:p>
      <text:p text:style-name="P20">Lapozz!</text:p>
      <text:p text:style-name="P18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 table:style-name="Táblázat19.1">
            <table:table-cell table:style-name="Táblázat19.A1" office:value-type="string">
              <text:p text:style-name="P12">Képzettség Szint</text:p>
            </table:table-cell>
            <table:table-cell table:style-name="Táblázat19.A1" office:value-type="string">
              <text:p text:style-name="P12">Biztos tudás</text:p>
            </table:table-cell>
            <table:table-cell table:style-name="Táblázat19.A1" office:value-type="string">
              <text:p text:style-name="P12">Speciális <text:line-break/><text:span text:style-name="T8">(tanulható fortély, különleges <text:s/>képesség)</text:span></text:p>
            </table:table-cell>
            <table:table-cell table:style-name="Táblázat19.D1" office:value-type="string">
              <text:p text:style-name="P12">Követelmény</text:p>
            </table:table-cell>
          </table:table-row>
        </table:table-header-rows>
        <table:table-row table:style-name="Táblázat19.1"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9">+1 szerep, ami <text:span text:style-name="T3">passzol</text:span> a személyiségéhez</text:p>
            <text:p text:style-name="P8">Tudsz bajuszt, kisebb szakállat ragasztani úgy, hogy jó eséllyel nem esik le.</text:p>
            <text:p text:style-name="P9">+1 szerep, ami passzol a személyiségéhez</text:p>
            <text:p text:style-name="P6"><text:span text:style-name="T3">Példa</text:span>: <text:span text:style-name="T11">Segéd a színházban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Ügyesség: 0</text:p>
          </table:table-cell>
        </table:table-row>
        <table:table-row table:style-name="Táblázat19.1"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9">+1 szerep, ami <text:span text:style-name="T3">passzol</text:span> a személyiségéhez</text:p>
            <text:p text:style-name="P9">+1 szerep, ami <text:span text:style-name="T3">kicsit eltér</text:span> a személyiségétől</text:p>
            <text:p text:style-name="P8">Már a bajusz/szakáll készítése sem okoz gondot.</text:p>
            <text:p text:style-name="P8">A ragasztott elemek 1 napig tartanak biztosan.</text:p>
            <text:p text:style-name="P6"><text:span text:style-name="T3">Példa</text:span>: Képzett szélhámos</text:p>
          </table:table-cell>
          <table:table-cell table:style-name="Táblázat19.A3" office:value-type="string">
            <text:p text:style-name="P5">Százarcú - 1.fok (4.szinten)</text:p>
          </table:table-cell>
          <table:table-cell table:style-name="Táblázat19.D3" office:value-type="string">
            <text:p text:style-name="P5">Ügyesség: 0</text:p>
            <text:p text:style-name="P10">Fogékonyság: 0</text:p>
          </table:table-cell>
        </table:table-row>
        <table:table-row table:style-name="Táblázat19.1"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9">+1 szerep, ami <text:span text:style-name="T3">kicsit eltér</text:span> a személyiségétől</text:p>
            <text:p text:style-name="P9">+1 szerep,ami <text:span text:style-name="T3">közepesen eltér</text:span> a személyiségétől</text:p>
            <text:p text:style-name="P8">Alaposabban ismered az egyes az izzadást gátló szereket, tartósabb ragasztókat. Összetételük ismeretében be tudod szerezni a hozzájuk való alapanyagokat. 1 perc alatt össze tudsz válogatni magadnak egy álcára valót az eléd kerülő rengeteg ruhából, kellékből (a felvétel persze már más tészta).</text:p>
            <text:p text:style-name="P11">Az álcád karbantartás nélkül akár 2-3 napot is kibír.</text:p>
            <text:p text:style-name="P6"><text:span text:style-name="T3">Példa</text:span>: beépülő fejvadász, orvgyilkos</text:p>
          </table:table-cell>
          <table:table-cell table:style-name="Táblázat19.A2" office:value-type="string">
            <text:p text:style-name="P5">Százarcú - 2.fok (8.szinten)</text:p>
          </table:table-cell>
          <table:table-cell table:style-name="Táblázat19.D2" office:value-type="string">
            <text:p text:style-name="P5">Ügyesség: 1</text:p>
            <text:p text:style-name="P10">Fogékonyság: 1</text:p>
            <text:p text:style-name="P10">Alkímia – 3.szint</text:p>
          </table:table-cell>
        </table:table-row>
        <table:table-row table:style-name="Táblázat19.1"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9">+1 szerep,ami <text:span text:style-name="T3">közepesen eltér</text:span> a személyiségétől</text:p>
            <text:p text:style-name="P9">+1 szerep, ami <text:span text:style-name="T3">nagyon eltér</text:span> a személyiségétől</text:p>
            <text:p text:style-name="P8">Ha nincs megfelelő alapanyag a kencéidhez, akkor sem esel kétségbe, tudsz rögtönözni, ismersz helyettesítő anyagokat is. Rögtönzött felszerelést kevesebb, mint fél perc alatt össze tudsz válogatni. <text:span text:style-name="T12">Az álcád karbantartás nélkül akár </text:span><text:span text:style-name="T13">XXX</text:span><text:span text:style-name="T12"> napot is kibír.</text:span></text:p>
            <text:p text:style-name="P6"><text:span text:style-name="T3">Példa</text:span>: „kaméleon” mestergyilkos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Ügyesség: 1</text:p>
            <text:p text:style-name="P10">Fogékonyság: 1</text:p>
            <text:p text:style-name="P7">Alkímia – 5.szint</text:p>
          </table:table-cell>
        </table:table-row>
        <table:table-row table:style-name="Táblázat19.1"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9">+1 szerep, ami <text:span text:style-name="T10">???</text:span></text:p>
            <text:p text:style-name="P8">Az álcád szinte már művészeti alkotás. Karbantartást nem igényel, sminked mintha második bőröd lenne. <text:span text:style-name="T13">TODO</text:span></text:p>
            <text:p text:style-name="P6"><text:span text:style-name="T3">Példa</text:span>: Előbb a szakács fia volt, most épp a báróné!</text:p>
          </table:table-cell>
          <table:table-cell table:style-name="Táblázat19.A2" office:value-type="string">
            <text:p text:style-name="P5">Élő álca</text:p>
            <text:p text:style-name="P5">(titkos fortély)</text:p>
          </table:table-cell>
          <table:table-cell table:style-name="Táblázat19.D2" office:value-type="string">
            <text:p text:style-name="P5">Ügyesség: 2</text:p>
            <text:p text:style-name="P10">Fogékonyság: 2</text:p>
            <text:p text:style-name="P7">Alkímia – 7.szint</text:p>
          </table:table-cell>
        </table:table-row>
      </table:table>
      <text:p text:style-name="P16"/>
      <text:p text:style-name="P19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12">Célszám</text:p>
            </table:table-cell>
            <table:table-cell table:style-name="Táblázat20.B1" office:value-type="string">
              <text:p text:style-name="P12">Példa</text:p>
            </table:table-cell>
          </table:table-row>
        </table:table-header-rows>
        <table:table-row>
          <table:table-cell table:style-name="Táblázat20.A2" office:value-type="string">
            <text:p text:style-name="_5b_RPG_5d__20_Táblázattartalom_20_-_20_saját_20_-_20_1">Könnyű (6)</text:p>
          </table:table-cell>
          <table:table-cell table:style-name="Táblázat20.B2" office:value-type="string">
            <text:p text:style-name="P4">Olyan álbajuszt/szakállat ragasztani, ami nem esik le egész nap.</text:p>
          </table:table-cell>
        </table:table-row>
        <table:table-row>
          <table:table-cell table:style-name="Táblázat20.A3" office:value-type="string">
            <text:p text:style-name="_5b_RPG_5d__20_Táblázattartalom_20_-_20_saját_20_-_20_1">Átlagos (9)</text:p>
          </table:table-cell>
          <table:table-cell table:style-name="Táblázat20.B3" office:value-type="string">
            <text:p text:style-name="P4">Azonos nemű és felépítésű, +/-20 év korú személlyé átvedleni.</text:p>
          </table:table-cell>
        </table:table-row>
        <table:table-row>
          <table:table-cell table:style-name="Táblázat20.A2" office:value-type="string">
            <text:p text:style-name="_5b_RPG_5d__20_Táblázattartalom_20_-_20_saját_20_-_20_1">Nehéz (12)</text:p>
          </table:table-cell>
          <table:table-cell table:style-name="Táblázat20.B2" office:value-type="string">
            <text:p text:style-name="P4">20 évnél nagyobb korkülönbséget hitelesen megjeleníteni.</text:p>
            <text:p text:style-name="P4">Más nemű, hasonló korú személlyé átvedleni.</text:p>
          </table:table-cell>
        </table:table-row>
        <table:table-row>
          <table:table-cell table:style-name="Táblázat20.A3" office:value-type="string">
            <text:p text:style-name="_5b_RPG_5d__20_Táblázattartalom_20_-_20_saját_20_-_20_1">Nagyon nehéz (15)</text:p>
          </table:table-cell>
          <table:table-cell table:style-name="Táblázat20.B3" office:value-type="string">
            <text:p text:style-name="P4">Más felépítésű személlyé átvedleni.</text:p>
          </table:table-cell>
        </table:table-row>
        <table:table-row>
          <table:table-cell table:style-name="Táblázat20.A2" office:value-type="string">
            <text:p text:style-name="_5b_RPG_5d__20_Táblázattartalom_20_-_20_saját_20_-_20_1">Rendkívül nehéz (18)</text:p>
          </table:table-cell>
          <table:table-cell table:style-name="Táblázat20.B2" office:value-type="string">
            <text:p text:style-name="P4">Más magasságú, nemű, teljesen más karakterű másik személlyé átváltozni.</text:p>
            <text:p text:style-name="P4">Más fajú (de hasonló testfelépítésű) lénnyé átalakulni.</text:p>
          </table:table-cell>
        </table:table-row>
        <table:table-row>
          <table:table-cell table:style-name="Táblázat20.A3" office:value-type="string">
            <text:p text:style-name="_5b_RPG_5d__20_Táblázattartalom_20_-_20_saját_20_-_20_1">Emberfeletti (21)</text:p>
          </table:table-cell>
          <table:table-cell table:style-name="Táblázat20.B3" office:value-type="string">
            <text:p text:style-name="P4">Egy kis cérnából és egy falevélből álcát készíteni.</text:p>
            <text:p text:style-name="P4">Más testfelépítésű lénnyé válni.</text:p>
          </table:table-cell>
        </table:table-row>
      </table:table>
      <text:p text:style-name="Text_20_body">Célszámot módosító körülmények:</text:p>
      <text:list text:style-name="L1">
        <text:list-item>
          <text:p text:style-name="P21"><text:span text:style-name="_5b_RPG_5d__20_Áthúzott"><text:span text:style-name="T4">Gyors átöltözés: körülménytől függ: [+1-6]</text:span></text:span></text:p>
        </text:list-item>
        <text:list-item>
          <text:p text:style-name="P21"><text:span text:style-name="_5b_RPG_5d__20_Áthúzott"><text:span text:style-name="T4">S</text:span></text:span><text:span text:style-name="_5b_RPG_5d__20_Áthúzott"><text:span text:style-name="T4">zegényes felszerelés: [+1-6]</text:span></text:span></text:p>
        </text:list-item>
      </text:list>
      <text:p text:style-name="Text_20_body"><text:span text:style-name="_5b_RPG_5d__20_Áthúzott"><text:span text:style-name="T4"/></text:span></text:p>
      <text:p text:style-name="P17"><text:span text:style-name="_5b_RPG_5d__20_Áthúzott"><text:span text:style-name="T4">Megjegyzés a kidolgozáshoz: </text:span></text:span><text:span text:style-name="_5b_RPG_5d__20_Áthúzott"><text:span text:style-name="T5">Képzettség párok!</text:span></text:span></text:p>
      <text:p text:style-name="P17"><text:span text:style-name="_5b_RPG_5d__20_Áthúzot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10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3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képzettségrendszer</dc:title>
    <dc:subject>Képzettségrendszer</dc:subject>
    <dc:creator>Fekete Bálint</dc:creator>
    <dc:date>2008-04-07T23:42:45</dc:date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83" meta:word-count="577" meta:character-count="4032"/>
  </office:meta>
</office:document-meta>
</file>